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président Taylor, conseil d’administration, faculté, parents, famille, amis, communauté de Galesburg, la classe de 1955 – qui, si j’ai bien compris, était sortie faire la fête hier soir et qui pourtant est arrivée ici à l’heure – et surtout, la classe de 2005. Félicitations pour votre diplôme, et merci – merci de m’avoir fait l’honneur de m’avoir permis d’en faire partie. Merci également, M. le Président, pour ce diplôme honorifique. Il y a seulement quelques années, j’ai arrêté de payer mes prêts étudiants à la faculté de droit. Si j’avais su que c’était aussi facile, je me serais présenté plus tôt au Sénat des États-Unis.</text:p>
      <text:p text:style-name="P1"/>
      <text:p text:style-name="P1">Vous savez, cela fait maintenant environ six mois que vous m’avez envoyé à Washington en tant que sénateur des États-Unis. Je reconnais que vous n’avez pas tous voté pour moi, donc pour ceux d’entre vous qui marmonnent à voix basse « Je ne vous ai envoyé nulle part », c’est bien aussi. Peut-être organiserons-nous – comment appelez-vous cela ? – un petit Pumphandle après la cérémonie. Changez d’avis la prochaine fois.</text:p>
      <text:p text:style-name="P1"/>
      <text:p text:style-name="P1">Jusqu’à présent, ce fut un voyage fascinant. Chaque fois que je pénètre dans l’enceinte du Sénat, je me souviens de l’histoire, bonne ou mauvaise, qui s’y est écrite. Mais il y a eu quelques moments surréalistes. Par exemple, je me souviens que la veille de ma prestation de serment, mon équipe et moi-même avions décidé de tenir une conférence de presse dans notre bureau. N’oubliez pas que je suis classé 99e en termes d’ancienneté. J’étais fier de ne pas être classé dernier jusqu’à ce que je découvre que c’était simplement parce que l’Illinois est plus grand que le Colorado. Je suis donc 99e en termes d’ancienneté, et tous les journalistes sont entassés dans le petit bureau de transition que j’ai, qui se trouve juste à côté du placard du concierge au sous-sol du Dirksen Office Building. C’est mon premier jour dans le bâtiment, je n’ai pas voté une seule fois, je n’ai pas présenté un seul projet de loi, je ne me suis même pas assis à mon bureau, et ce journaliste très sérieux lève la main et dit :</text:p>
      <text:p text:style-name="P1"/>
      <text:p text:style-name="P1">« Sénateur Obama, quelle est votre place dans l’histoire ? »</text:p>
      <text:p text:style-name="P1"/>
      <text:p text:style-name="P1">J’ai fait ce que vous venez de faire, c’est-à-dire rire aux éclats. J’ai dit : « Quelle est votre place dans l’histoire ? » Je pensais qu’il plaisantait. À ce moment-là, je n’étais même pas sûr que les autres sénateurs me garderaient une place à la table des enfants cool.</text:p>
      <text:p text:style-name="P1"/>
      <text:p text:style-name="P1">Mais alors que je réfléchissais aux mots à partager avec cette classe, à ce qui va suivre, à ce qui est possible et aux opportunités qui s’offrent à vous, je pense en fait que ce n’est pas une mauvaise question pour vous, la classe de 2005, de vous demander : quelle sera votre place dans l’histoire ?</text:p>
      <text:p text:style-name="P1"/>
      <text:p text:style-name="P1">À d’autres époques, dans des pays lointains, cette question aurait pu trouver une réponse relativement facile et certaine. En tant que serviteur à Rome, vous saviez que vous passeriez votre vie à construire l’empire de quelqu’un d’autre. En tant que paysan dans la Chine du XIe siècle, vous saviez que, malgré tous vos efforts, le seigneur de guerre local pouvait venir et prendre tout ce que vous possédiez – et vous saviez également que la famine pouvait frapper à votre porte. En tant que sujet du roi George, vous saviez que votre liberté de culte, votre liberté de parole et votre liberté de construire votre propre vie seraient finalement limitées par le trône.</text:p>
      <text:p text:style-name="P1"/>
      <text:p text:style-name="P1">Et puis l'Amérique est arrivée.</text:p>
      <text:p text:style-name="P1"/>
      <text:p text:style-name="P1">Un endroit où le destin n’était pas une destination, mais un voyage à partager, à façonner et à refaire par des gens qui avaient l’audace, la témérité de croire que, contre toute attente, ils pourraient former « une union plus parfaite » sur cette nouvelle frontière.</text:p>
      <text:p text:style-name="P1"/>
      <text:p text:style-name="P1">Et lorsque les gens du monde entier ont commencé à entendre l’histoire des humbles colons qui ont renversé un empire au nom d’une idée, ils ont commencé à affluer. Par-delà les océans et les âges, <text:soft-page-break/>ils se sont installés à Boston et Charleston, Chicago et Saint-Louis, Kalamazoo et Galesburg, pour essayer de construire leur propre rêve américain. Ce rêve collectif a progressé de manière imparfaite – il a été marqué par notre traitement des peuples autochtones, trahi par l’esclavage, assombri par l’assujettissement des femmes, secoué par la guerre et la dépression. Et pourtant, brique par brique, rail par rail, main calleuse après main calleuse, les gens ont continué à rêver, à construire, à travailler, à défiler et à adresser des pétitions à leur gouvernement, jusqu’à ce qu’ils fassent de l’Amérique un pays où la question de notre place dans l’histoire n’est pas résolue pour nous. C’est nous qui y répondons.</text:p>
      <text:p text:style-name="P1"/>
      <text:p text:style-name="P1">Avons-nous échoué à certains moments ? Absolument. Échouerez-vous parfois lorsque vous vous lancerez dans votre propre voyage américain ? Vous échouerez sûrement. Mais le test n’est pas la perfection.</text:p>
      <text:p text:style-name="P1">Le véritable test de l’idéal américain est de savoir si nous sommes capables de reconnaître nos échecs et de nous élever ensemble pour relever les défis de notre temps. Si nous nous laissons façonner par les événements et l’histoire, ou si nous agissons pour les façonner. Si le hasard de la naissance ou les circonstances décident des grands gagnants et des grands perdants de la vie, ou si nous construisons une communauté où, à tout le moins, chacun a la chance de travailler dur, d’avancer et de réaliser ses rêves.</text:p>
      <text:p text:style-name="P1"/>
      <text:p text:style-name="P1">Nous avons déjà été confrontés à ce choix.</text:p>
      <text:p text:style-name="P1"/>
      <text:p text:style-name="P1">À la fin de la guerre civile, lorsque les agriculteurs et leurs familles ont commencé à s'installer dans les villes pour travailler dans les grandes usines qui surgissaient partout en Amérique, nous avons dû décider : allions-nous ne rien faire et laisser les capitaines d'industrie et les barons voleurs écraser l'économie et les travailleurs en se faisant concurrence pour voir qui peut payer les salaires les plus bas dans les pires conditions de travail ? Ou bien essayer de faire fonctionner le système en établissant des règles de base pour le marché, en instituant les premières écoles publiques, en détruisant les monopoles, en laissant les travailleurs s'organiser en syndicats ?</text:p>
      <text:p text:style-name="P1"/>
      <text:p text:style-name="P1">Nous avons choisi d'agir et nous nous sommes soulevés ensemble.</text:p>
      <text:p text:style-name="P1"/>
      <text:p text:style-name="P1">Lorsque l'exubérance irrationnelle des Années folles s'est effondrée avec la bourse, nous avons dû décider : allions-nous suivre l'appel de dirigeants qui ne voulaient rien faire, ou l'appel d'un dirigeant qui, peut-être en raison de sa paralysie physique, refusait d'accepter la paralysie politique ?</text:p>
      <text:p text:style-name="P1"/>
      <text:p text:style-name="P1">Nous avons choisi d'agir - en réglementant le marché, en remettant les gens au travail, en élargissant les droits de négociation pour inclure les soins de santé et une retraite sûre - et ensemble nous nous sommes soulevés.</text:p>
      <text:p text:style-name="P1"/>
      <text:p text:style-name="P1">Lorsque la Seconde Guerre mondiale a nécessité la plus grande mobilisation intérieure de l’histoire et que nous avons eu besoin de l’aide de tous les Américains, nous avons dû décider : allions-nous écouter les sceptiques qui nous disaient qu’il n’était pas possible de produire autant de chars et d’avions ? Ou allions-nous construire l’Arsenal de Roosevelt pour la démocratie et développer encore davantage notre économie en offrant à nos héros de retour au pays la possibilité d’aller à l’université et d’être propriétaires de leur propre maison ?</text:p>
      <text:p text:style-name="P1"/>
      <text:p text:style-name="P1">Une fois de plus, nous avons choisi d’agir et, une fois de plus, nous nous sommes soulevés ensemble.</text:p>
      <text:p text:style-name="P1"/>
      <text:p text:style-name="P1">Aujourd’hui, au début de ce jeune siècle, nous devons à nouveau prendre une décision. Mais cette fois, c’est à votre tour de choisir.</text:p>
      <text:p text:style-name="P1"/>
      <text:p text:style-name="P1"><text:soft-page-break/>Ici à Galesburg, vous savez ce que représente ce nouveau défi. Vous l’avez vu. Vous tous, en première année d’université, avez vu ce qui s’est passé le 11 septembre. On a déjà noté à quel point vos vies seront étroitement liées à la guerre contre le terrorisme qui se déroule actuellement. Mais ce que vous avez également vu, peut-être de manière moins spectaculaire, c’est le fait que lorsque vous passez devant l’ancienne usine Maytag à l’heure du déjeuner, plus personne ne quitte l’usine. Je l’ai vu pendant la campagne lorsque j’ai rencontré des syndicalistes qui ont travaillé à l’usine pendant 20, 30 ans et qui se demandent maintenant ce qu’ils vont faire à 55 ans sans retraite ni assurance maladie ; lorsque j’ai rencontré l’homme dont le fils avait besoin d’un nouveau foie mais qui, ayant été licencié, ne savait pas s’il pouvait se permettre de fournir à son enfant les soins dont il avait besoin.</text:p>
      <text:p text:style-name="P1"/>
      <text:p text:style-name="P1">C’est comme si quelqu’un avait changé les règles du jeu en plein milieu du jeu, et il n’est pas étonnant que personne n’ait pris la peine de le dire à ces gens. Et, en réalité, les règles ont changé.</text:p>
      <text:p text:style-name="P1"/>
      <text:p text:style-name="P1">Tout a commencé avec la technologie et l’automatisation qui ont rendu obsolètes des professions entières. Quand est-ce que quelqu’un ici a fait la queue pour un guichet au lieu d’aller au distributeur automatique ou de parler à un standardiste ? Puis cela a continué lorsque des entreprises comme Maytag ont pu déménager leurs usines dans un pays sous-développé où la main-d’œuvre était bien moins chère qu’aux États-Unis.</text:p>
      <text:p text:style-name="P1"/>
      <text:p text:style-name="P1">Comme le souligne Tom Friedman dans son nouveau livre, The World Is Flat, au cours de la dernière décennie, ces forces – la technologie et la mondialisation – se sont combinées comme jamais auparavant. Ainsi, alors que la plupart d’entre nous ont prêté attention à la façon dont la technologie a simplifié nos vies – en envoyant des e-mails dans les deux sens sur nos Blackberry, en surfant sur le Web sur nos téléphones portables, en échangeant des messages instantanés avec des amis à travers le monde – une révolution silencieuse a fait tomber les barrières et connecté les économies du monde. Aujourd’hui, les entreprises ont non seulement la possibilité de déplacer des emplois partout où il y a une usine, mais aussi partout où il y a une connexion Internet.</text:p>
      <text:p text:style-name="P1"/>
      <text:p text:style-name="P1">Des pays comme l’Inde et la Chine l’ont compris. Ils ont compris qu’ils ne devaient plus être seulement une source de main d’œuvre bon marché ou d’exportations bon marché. Ils peuvent nous concurrencer à l’échelle mondiale. La seule ressource dont ils avaient besoin était une main d’œuvre qualifiée et instruite. Ils ont donc commencé à scolariser leurs enfants plus tôt, plus longtemps, en mettant davantage l’accent sur les mathématiques, les sciences et la technologie, jusqu’à ce que leurs étudiants les plus talentueux se rendent compte qu’ils n’avaient pas besoin de venir aux États-Unis pour avoir une vie décente – ils peuvent rester là où ils sont.</text:p>
      <text:p text:style-name="P1"/>
      <text:p text:style-name="P1">Le résultat ? La Chine forme quatre fois plus d’ingénieurs que les États-Unis. Non seulement les employés de Maytag sont en concurrence avec les travailleurs chinois, indiens, indonésiens et mexicains, mais vous aussi. Aujourd’hui, les cabinets comptables envoient par e-mail vos déclarations de revenus à des travailleurs en Inde qui les calculent et vous les renvoient aussi vite que n’importe quel travailleur de l’Illinois ou de l’Indiana.</text:p>
      <text:p text:style-name="P1"/>
      <text:p text:style-name="P1">Lorsque vous perdez vos bagages à l’aéroport de Boston, vous devrez peut-être appeler un agent de Bangalore pour les retrouver. Ce dernier vous les retrouvera en téléphonant à Baltimore. Même l’Associated Press a externalisé certains de ses travaux à des journalistes du monde entier qui peuvent envoyer un article en un clic de souris.</text:p>
      <text:p text:style-name="P1"/>
      <text:p text:style-name="P1">Comme l’a déclaré le Premier ministre Tony Blair, dans cette nouvelle économie, « le talent est la richesse du XXIe siècle ». Si vous avez les compétences, l’éducation et la possibilité de vous perfectionner, vous pourrez être compétitif et gagner partout. Sinon, la chute sera plus profonde et plus dure que jamais.</text:p>
      <text:p text:style-name="P1"><text:soft-page-break/></text:p>
      <text:p text:style-name="P1">Alors, que faire à ce sujet ? Comment l’Amérique trouvera-t-elle sa place dans cette nouvelle économie mondiale ? Quelle sera notre place dans l’histoire ?</text:p>
      <text:p text:style-name="P1"/>
      <text:p text:style-name="P1"/>
      <text:p text:style-name="P1">Comme dans une grande partie de l’histoire américaine, nous sommes une fois de plus confrontés à un choix. Une fois de plus, certains pensent que nous ne pouvons pas faire grand-chose en tant que nation. La meilleure idée serait de rembourser à chacun une somme importante de son gouvernement, de la répartir en parts individuelles, sous forme d’allégements fiscaux, de la distribuer et d’encourager chacun à utiliser sa part pour acheter sa propre assurance maladie, son propre plan de retraite, sa propre garde d’enfants, sa propre éducation, etc.</text:p>
      <text:p text:style-name="P1"/>
      <text:p text:style-name="P1">À Washington, on appelle cela la société de la propriété. Mais dans le passé, on a utilisé un autre terme pour cela : le darwinisme social, chacun pour soi. C’est une idée tentante, car elle ne demande pas beaucoup de réflexion ou d’ingéniosité. Elle nous permet de dire à ceux dont les frais de santé ou de scolarité risquent d’augmenter plus vite qu’ils ne peuvent se le permettre qu’ils aient de la malchance. Elle nous permet de dire aux employés de Maytag qui ont perdu leur emploi que la vie n’est pas juste. Elle nous permet de dire à l’enfant né dans la pauvreté qu’il doit se relever par ses propres moyens. Et c’est particulièrement tentant parce que chacun d’entre nous croit que nous serons toujours le gagnant à la loterie de la vie, que nous serons le prochain Donald Trump, ou du moins que nous ne serons pas le crétin à qui Donald Trump dit : « Vous êtes viré ! »</text:p>
      <text:p text:style-name="P1"/>
      <text:p text:style-name="P1">Mais il y a un problème. Cela ne fonctionnera pas. Cela ignore notre histoire. Cela ignore le fait que ce sont les recherches et les investissements du gouvernement qui ont rendu possibles les chemins de fer et Internet. C’est la création d’une classe moyenne massive, grâce à des salaires et des avantages décents et à des écoles publiques qui nous ont permis à tous de prospérer. Notre dépendance économique dépendait de l’initiative individuelle. Elle dépendait de notre croyance dans le marché libre ; mais elle dépendait également de notre sens du respect mutuel, de l’idée que tout le monde a un intérêt dans le pays, que nous sommes tous dans le même bateau et que tout le monde a une chance de réussir. C’est ce qui a produit notre stabilité politique sans égale.</text:p>
      <text:p text:style-name="P1"/>
      <text:p text:style-name="P1">Et donc si nous ne faisons rien face à la mondialisation, de plus en plus de gens continueront à perdre leur couverture santé. De moins en moins d’enfants pourront se permettre le diplôme que vous êtes sur le point de recevoir.</text:p>
      <text:p text:style-name="P1"/>
      <text:p text:style-name="P1">De plus en plus d’entreprises comme United Airlines ne pourront pas assurer la retraite de leurs employés. Et ces travailleurs de Maytag seront rejoints dans la file d’attente au chômage par tous les travailleurs dont les compétences peuvent être achetées et vendues sur le marché mondial.</text:p>
      <text:p text:style-name="P1"/>
      <text:p text:style-name="P1">Je suis donc ici aujourd’hui pour vous dire ce que la plupart d’entre vous savent déjà. Ce n’est pas nous – l’option que je viens de mentionner. Ne rien faire. Ce n’est pas ainsi que notre histoire se termine – pas dans ce pays. L’Amérique est une terre de grands rêveurs et de grands espoirs.</text:p>
      <text:p text:style-name="P1"/>
      <text:p text:style-name="P1">C’est cet espoir qui nous a soutenus pendant la révolution et la guerre civile, la dépression et la guerre mondiale, la lutte pour les droits civils et sociaux et au bord de la crise nucléaire. Et c’est parce que nos rêveurs ont rêvé que nous sommes sortis de chaque défi plus unis, plus prospères et plus admirés qu’avant.</text:p>
      <text:p text:style-name="P1"/>
      <text:p text:style-name="P1">Alors rêvons. Au lieu de ne rien faire ou de simplement défendre les solutions du 20e siècle, imaginons ensemble ce que nous pourrions faire pour donner à chaque Américain une chance de se battre au 21e siècle.</text:p>
      <text:p text:style-name="P1"/>
      <text:p text:style-name="P1"><text:soft-page-break/>Et si nous préparions chaque enfant américain à l’éducation et aux compétences dont il a besoin pour être compétitif dans la nouvelle économie ? Si nous faisions en sorte que l’université soit abordable pour tous ceux qui le souhaitent ? Si nous allions voir ces travailleurs de Maytag et leur disions : « Votre ancien emploi ne reviendra pas, mais un nouvel emploi sera là parce que nous allons vous former sérieusement et qu’il y a une éducation permanente qui vous attend – le genre d’opportunités que Knox a créées avec le programme de bourses Strong Futures. »</text:p>
      <text:p text:style-name="P1"/>
      <text:p text:style-name="P1">Et si, peu importe où vous avez travaillé ou combien de fois vous avez changé d’emploi, vous aviez une couverture santé et une retraite qui vous accompagnaient en permanence, de sorte que vous aviez tous la flexibilité de changer d’emploi ou de créer une nouvelle entreprise ? Et si, au lieu de réduire les budgets de recherche et développement et de science, nous alimentions le génie et l’innovation qui mèneront aux nouveaux emplois et aux nouvelles industries du futur ?</text:p>
      <text:p text:style-name="P1"/>
      <text:p text:style-name="P1">En ce moment, partout en Amérique, des découvertes étonnantes sont en cours. Si nous soutenions ces découvertes au niveau national, si nous nous engagions à investir dans ces possibilités, imaginez ce que cela pourrait apporter à une ville comme Galesburg. Dans dix ou vingt ans, cette vieille usine Maytag pourrait rouvrir ses portes en tant que raffinerie d’éthanol transformant le maïs en carburant. Au bout de la rue, un laboratoire de recherche en biotechnologie pourrait ouvrir ses portes, sur le point de découvrir un remède contre le cancer. Et de l’autre côté de la rue, une nouvelle entreprise automobile pourrait s’occuper de produire des voitures électriques. Les nouveaux emplois créés seraient occupés par des travailleurs américains dotés de nouvelles compétences et d’une éducation de classe mondiale.</text:p>
      <text:p text:style-name="P1"/>
      <text:p text:style-name="P1"/>
      <text:p text:style-name="P1">Tout cela est possible, mais rien de tout cela ne sera facile. Chacun d’entre nous devra travailler davantage, lire davantage, s’entraîner davantage, réfléchir davantage. Nous devrons nous débarrasser de certaines mauvaises habitudes, comme conduire des voitures énergivores qui affaiblissent notre économie et nourrissent nos ennemis à l’étranger. Nos enfants devront éteindre la télévision de temps en temps, ranger les jeux vidéo et commencer à étudier. Nous devrons réformer des institutions, comme nos écoles publiques, qui ont été conçues pour une époque révolue. Les républicains devront reconnaître nos responsabilités collectives, même si les démocrates reconnaissent que nous devons faire plus que simplement défendre les anciens programmes.</text:p>
      <text:p text:style-name="P1"/>
      <text:p text:style-name="P1">Ce ne sera pas facile, mais c’est possible. Cela peut être notre avenir. Nous avons le talent, les ressources et la matière grise. Mais maintenant, nous avons besoin de la volonté politique. Nous avons besoin d’un engagement national.</text:p>
      <text:p text:style-name="P1"/>
      <text:p text:style-name="P1">Et nous avons besoin de chacun d’entre vous.</text:p>
      <text:p text:style-name="P1"/>
      <text:p text:style-name="P1">Personne ne peut vous forcer à relever ces défis. Si vous le souhaitez, il vous sera assez facile de partir d’ici aujourd’hui sans penser une seconde fois à des villes comme Galesburg et aux défis auxquels elles sont confrontées. Dans le monde réel, il n’y a pas d’obligation de service communautaire. Personne ne vous oblige à vous impliquer. Vous pouvez obtenir votre diplôme, quitter cette scène et courir après la grande maison, les beaux costumes et toutes les autres choses que notre culture de l’argent vous dit que vous devriez vouloir, auxquelles vous devriez aspirer, que vous pouvez acheter.</text:p>
      <text:p text:style-name="P1"/>
      <text:p text:style-name="P1">Mais j’espère que vous ne fuirez pas le défi. Concentrer votre vie uniquement sur le fait de gagner de l’argent témoigne d’une certaine pauvreté d’ambition. Cela vous demande trop peu. Vous devez relever les défis auxquels nous sommes confrontés en tant que nation et les faire vôtres. Non pas parce que vous avez une dette envers ceux qui vous ont aidé à arriver ici, même si vous avez cette dette. Non pas parce que vous avez une obligation envers ceux qui sont moins chanceux que vous, <text:soft-page-break/>même si je pense que vous avez cette obligation. C’est avant tout parce que vous avez une obligation envers vous-même. Parce que le salut individuel a toujours dépendu du salut collectif. Parce que c’est seulement lorsque vous accrochez votre chariot à quelque chose de plus grand que vous-même que vous réalisez votre véritable potentiel.</text:p>
      <text:p text:style-name="P1"/>
      <text:p text:style-name="P1">Et je sais que vous vous demandez tous comment vous allez y parvenir, les défis semblent si grands. Il semble si difficile pour une seule personne de faire la différence.</text:p>
      <text:p text:style-name="P1"/>
      <text:p text:style-name="P1">Mais nous savons que c’est possible. Parce que là où vous êtes assis, à cet endroit même, dans cette ville, cela s’est déjà produit.</text:p>
      <text:p text:style-name="P1"/>
      <text:p text:style-name="P1">Il y a près de deux siècles, avant les droits civiques, avant le droit de vote, avant Abraham Lincoln, avant la guerre civile, avant tout cela, l’Amérique était souillée par le péché de l’esclavage. Dans la chaleur étouffante des plantations du Sud, des hommes et des femmes qui me ressemblaient ne pouvaient échapper à la vie de souffrance et de servitude pour laquelle ils étaient vendus. Et pourtant, année après année, alors que ce cancer moral rongeait les idéaux américains de liberté et d’égalité, la nation est restée silencieuse.</text:p>
      <text:p text:style-name="P1"/>
      <text:p text:style-name="P1">Mais son peuple n’est pas resté silencieux longtemps.</text:p>
      <text:p text:style-name="P1"/>
      <text:p text:style-name="P1">Un par un, les abolitionnistes sont apparus pour dire à leurs compatriotes américains que telle ne serait pas notre place dans l’histoire – que ce n’était pas l’Amérique qui avait captivé l’imagination du monde.</text:p>
      <text:p text:style-name="P1"/>
      <text:p text:style-name="P1">La résistance à laquelle ils se sont heurtés était féroce, et certains l’ont payé de leur vie. Mais ils ne se laissèrent pas décourager et ils se répandirent bientôt à travers le pays pour défendre leur cause. Un homme de New York partit vers l'ouest, jusqu'aux prairies de l'Illinois pour fonder une colonie.</text:p>
      <text:p text:style-name="P1"/>
      <text:p text:style-name="P1">Et c'est ici, à Galesburg, que la liberté trouva refuge.</text:p>
      <text:p text:style-name="P1"/>
      <text:p text:style-name="P1"/>
      <text:p text:style-name="P1">Ici à Galesburg, le principal dépôt du chemin de fer clandestin de l’Illinois, les esclaves en fuite pouvaient errer librement dans les rues et trouver refuge chez les gens. Et lorsque leurs maîtres ou la police venaient les chercher, les habitants de cette ville les aidaient à fuir vers le nord, certains les portant littéralement dans leurs bras vers la liberté.</text:p>
      <text:p text:style-name="P1"/>
      <text:p text:style-name="P1">Pensez aux risques que cela impliquait. S’ils avaient été pris en flagrant délit de complicité avec un fugitif, vous auriez pu être emprisonné ou lynché. Il aurait été simple pour ces habitants de faire demi-tour et de vivre leur vie en toute tranquillité.</text:p>
      <text:p text:style-name="P1"/>
      <text:p text:style-name="P1">Et pourtant, ils ne l’ont pas fait. Pourquoi ?</text:p>
      <text:p text:style-name="P1"/>
      <text:p text:style-name="P1">Parce qu’ils savaient que nous étions tous Américains, que nous étions tous frères et sœurs ; la même raison pour laquelle un siècle plus tard, des jeunes hommes et femmes de votre âge prenaient des Freedom Rides dans le sud, pour travailler pour le mouvement des droits civiques. La même raison pour laquelle les femmes noires marchaient au lieu de prendre le bus après une longue journée passée à faire la lessive de quelqu’un d’autre et à nettoyer la cuisine de quelqu’un d’autre. Parce qu’elles marchaient pour la liberté.</text:p>
      <text:p text:style-name="P1"/>
      <text:p text:style-name="P1">Aujourd’hui, en ce jour de possibilités, nous nous tenons dans l’ombre d’un homme maigre, aux os rabougris et peu instruit, qui est monté sur scène à Old Main et a dit à la nation que si quelqu’un ne <text:soft-page-break/>croyait pas aux principes américains de liberté et d’égalité, que ces principes étaient intemporels et universels, il devait aller déchirer cette page de la Déclaration d’indépendance.</text:p>
      <text:p text:style-name="P1"/>
      <text:p text:style-name="P1">J’espère que vous tous, lorsque vous quitterez ces lieux aujourd’hui, déciderez de garder ces principes vivants dans votre propre vie et dans la vie de ce pays. Vous serez mis à l’épreuve. Vous ne réussirez pas toujours. Mais sachez que vous avez le pouvoir d’essayer. Que les générations qui vous ont précédés ont fait face aux mêmes peurs et incertitudes à leur époque. Et que grâce à notre travail collectif, à la providence de Dieu et à notre volonté de porter les fardeaux les uns des autres, l’Amérique poursuivra son précieux voyage vers cet horizon lointain et un jour meilleur.</text:p>
      <text:p text:style-name="P1"/>
      <text:p text:style-name="P1">Merci beaucoup à la promotion 2005, et félicitations pour votre diplôme. Merc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05:12:13.776503356</meta:creation-date>
    <meta:print-date>2024-10-13T05:17:25.873820924</meta:print-date>
    <meta:printed-by>PDF files</meta:printed-by>
    <dc:date>2024-10-13T05:18:12.534323850</dc:date>
    <meta:editing-duration>PT46S</meta:editing-duration>
    <meta:editing-cycles>1</meta:editing-cycles>
    <meta:document-statistic meta:table-count="0" meta:image-count="0" meta:object-count="0" meta:page-count="7" meta:paragraph-count="59" meta:word-count="3868" meta:character-count="23174" meta:non-whitespace-character-count="19349"/>
    <meta:generator>LibreOffice/24.2.6.2$Linux_X86_64 LibreOffice_project/8e9a753d9daaea75c34b417ba1bdf556bf2fc5b3</meta:generator>
  </office:meta>
</office:document-meta>
</file>